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3in"/>
    </style:style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1.8354in"/>
    </style:style>
    <style:style style:name="co21" style:family="table-column">
      <style:table-column-properties fo:break-before="auto" style:column-width="1.4965in"/>
    </style:style>
    <style:style style:name="co22" style:family="table-column">
      <style:table-column-properties fo:break-before="auto" style:column-width="1.1925in"/>
    </style:style>
    <style:style style:name="co23" style:family="table-column">
      <style:table-column-properties fo:break-before="auto" style:column-width="4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ce25" style:family="table-cell" style:parent-style-name="Default">
      <style:table-cell-properties fo:background-color="#ff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25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25"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00, 800},">
            <text:p>[9] = {500, 80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50, 400},">
            <text:p>[10] = {950, 40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0">
            <text:p>850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850, 500},">
            <text:p>[11] = {850, 5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800},">
            <text:p>[12] = {920, 8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number-columns-repeated="13" table:default-cell-style-name="ce6"/>
        <table:table-column table:style-name="co1" table:number-columns-repeated="1009" table:default-cell-style-name="ce6"/>
        <table:table-row table:style-name="ro1">
          <table:table-cell/>
          <table:table-cell table:style-name="ce4"/>
          <table:table-cell table:style-name="ce5" office:value-type="float" office:value="0">
            <text:p>0</text:p>
          </table:table-cell>
          <table:table-cell table:style-name="ce5" table:formula="of:=[.C1]+1" office:value-type="float" office:value="1">
            <text:p>1</text:p>
          </table:table-cell>
          <table:table-cell table:style-name="ce5" table:formula="of:=[.D1]+1" office:value-type="float" office:value="2">
            <text:p>2</text:p>
          </table:table-cell>
          <table:table-cell table:style-name="ce5" table:formula="of:=[.E1]+1" office:value-type="float" office:value="3">
            <text:p>3</text:p>
          </table:table-cell>
          <table:table-cell table:style-name="ce5" table:formula="of:=[.F1]+1" office:value-type="float" office:value="4">
            <text:p>4</text:p>
          </table:table-cell>
          <table:table-cell table:style-name="ce5" table:formula="of:=[.G1]+1" office:value-type="float" office:value="5">
            <text:p>5</text:p>
          </table:table-cell>
          <table:table-cell table:style-name="ce5" table:formula="of:=[.H1]+1" office:value-type="float" office:value="6">
            <text:p>6</text:p>
          </table:table-cell>
          <table:table-cell table:style-name="ce5" table:formula="of:=[.I1]+1" office:value-type="float" office:value="7">
            <text:p>7</text:p>
          </table:table-cell>
          <table:table-cell table:style-name="ce5" table:formula="of:=[.J1]+1" office:value-type="float" office:value="8">
            <text:p>8</text:p>
          </table:table-cell>
          <table:table-cell table:style-name="ce5" table:formula="of:=[.K1]+1" office:value-type="float" office:value="9">
            <text:p>9</text:p>
          </table:table-cell>
          <table:table-cell table:style-name="ce5" table:formula="of:=[.L1]+1" office:value-type="float" office:value="10">
            <text:p>10</text:p>
          </table:table-cell>
          <table:table-cell table:style-name="ce5" table:formula="of:=[.M1]+1" office:value-type="float" office:value="11">
            <text:p>11</text:p>
          </table:table-cell>
          <table:table-cell table:style-name="ce5" table:formula="of:=[.N1]+1" office:value-type="float" office:value="12">
            <text:p>12</text:p>
          </table:table-cell>
          <table:table-cell table:style-name="ce5" table:number-columns-repeated="1009"/>
        </table:table-row>
        <table:table-row table:style-name="ro1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022"/>
        </table:table-row>
        <table:table-row table:style-name="ro1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1">
          <table:table-cell office:value-type="string">
            <text:p>converter</text:p>
          </table:table-cell>
          <table:table-cell office:value-type="float" office:value="4880">
            <text:p>4880</text:p>
          </table:table-cell>
          <table:table-cell office:value-type="float" office:value="3700">
            <text:p>37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4880, z = 3700, facing = 0, },">
            <text:p>{ name = 'converter', x = 4880, z = 3700, facing = 0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781">
            <text:p>4781</text:p>
          </table:table-cell>
          <table:table-cell table:formula="of:=[.C2]+ROUND(RAND()*150;0)-ROUND(RAND()*150;0)" office:value-type="float" office:value="3740">
            <text:p>374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4781, z = 3740, facing = 2, },">
            <text:p>{ name = 'euf_bazooka', x = 4781, z = 3740, facing = 2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889">
            <text:p>4889</text:p>
          </table:table-cell>
          <table:table-cell table:formula="of:=[.C2]+ROUND(RAND()*150;0)-ROUND(RAND()*150;0)" office:value-type="float" office:value="3793">
            <text:p>379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4889, z = 3793, facing = 2, },">
            <text:p>{ name = 'euf_bazooka', x = 4889, z = 3793, facing = 2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934">
            <text:p>4934</text:p>
          </table:table-cell>
          <table:table-cell table:formula="of:=[.C2]+ROUND(RAND()*150;0)-ROUND(RAND()*150;0)" office:value-type="float" office:value="3714">
            <text:p>3714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4934, z = 3714, facing = 2, },">
            <text:p>{ name = 'euf_bazooka', x = 4934, z = 3714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875">
            <text:p>4875</text:p>
          </table:table-cell>
          <table:table-cell table:formula="of:=[.C2]+ROUND(RAND()*150;0)-ROUND(RAND()*150;0)" office:value-type="float" office:value="3675">
            <text:p>3675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4875, z = 3675, facing = 1, },">
            <text:p>{ name = 'euf_marine_laser', x = 4875, z = 3675, facing = 1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967">
            <text:p>4967</text:p>
          </table:table-cell>
          <table:table-cell table:formula="of:=[.C2]+ROUND(RAND()*150;0)-ROUND(RAND()*150;0)" office:value-type="float" office:value="3675">
            <text:p>3675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4967, z = 3675, facing = 3, },">
            <text:p>{ name = 'euf_marine_laser', x = 4967, z = 3675, facing = 3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2]+ROUND(RAND()*150;0)-ROUND(RAND()*150;0)" office:value-type="float" office:value="4875">
            <text:p>4875</text:p>
          </table:table-cell>
          <table:table-cell table:formula="of:=[.C2]+ROUND(RAND()*150;0)-ROUND(RAND()*150;0)" office:value-type="float" office:value="3624">
            <text:p>3624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4875, z = 3624, facing = 1, },">
            <text:p>{ name = 'euf_constructor', x = 4875, z = 3624, facing = 1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940">
            <text:p>940</text:p>
          </table:table-cell>
          <table:table-cell office:value-type="float" office:value="5150">
            <text:p>515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940, z = 5150, facing = 2, },">
            <text:p>{ name = 'converter', x = 940, z = 5150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1022">
            <text:p>1022</text:p>
          </table:table-cell>
          <table:table-cell table:formula="of:=[.C10]+ROUND(RAND()*150;0)-ROUND(RAND()*150;0)" office:value-type="float" office:value="5205">
            <text:p>5205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1022, z = 5205, facing = 1, },">
            <text:p>{ name = 'euf_marine_laser', x = 1022, z = 5205, facing = 1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912">
            <text:p>912</text:p>
          </table:table-cell>
          <table:table-cell table:formula="of:=[.C10]+ROUND(RAND()*150;0)-ROUND(RAND()*150;0)" office:value-type="float" office:value="5225">
            <text:p>5225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912, z = 5225, facing = 1, },">
            <text:p>{ name = 'euf_marine_laser', x = 912, z = 5225, facing = 1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997">
            <text:p>997</text:p>
          </table:table-cell>
          <table:table-cell table:formula="of:=[.C10]+ROUND(RAND()*150;0)-ROUND(RAND()*150;0)" office:value-type="float" office:value="5180">
            <text:p>518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997, z = 5180, facing = 0, },">
            <text:p>{ name = 'euf_constructor', x = 997, z = 5180, facing = 0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892">
            <text:p>892</text:p>
          </table:table-cell>
          <table:table-cell table:formula="of:=[.C10]+ROUND(RAND()*150;0)-ROUND(RAND()*150;0)" office:value-type="float" office:value="5036">
            <text:p>5036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892, z = 5036, facing = 1, },">
            <text:p>{ name = 'euf_constructor', x = 892, z = 5036, facing = 1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952">
            <text:p>952</text:p>
          </table:table-cell>
          <table:table-cell table:formula="of:=[.C10]+ROUND(RAND()*150;0)-ROUND(RAND()*150;0)" office:value-type="float" office:value="5164">
            <text:p>5164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952, z = 5164, facing = 0, },">
            <text:p>{ name = 'euf_pyro', x = 952, z = 5164, facing = 0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930">
            <text:p>930</text:p>
          </table:table-cell>
          <table:table-cell table:formula="of:=[.C10]+ROUND(RAND()*150;0)-ROUND(RAND()*150;0)" office:value-type="float" office:value="5166">
            <text:p>5166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930, z = 5166, facing = 3, },">
            <text:p>{ name = 'euf_pyro', x = 930, z = 5166, facing = 3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4100">
            <text:p>4100</text:p>
          </table:table-cell>
          <table:table-cell office:value-type="float" office:value="430">
            <text:p>43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4100, z = 430, facing = 2, },">
            <text:p>{ name = 'converter', x = 4100, z = 430, facing = 2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4110">
            <text:p>4110</text:p>
          </table:table-cell>
          <table:table-cell table:formula="of:=[.C18]+ROUND(RAND()*150;0)-ROUND(RAND()*150;0)" office:value-type="float" office:value="330">
            <text:p>33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4110, z = 330, facing = 2, },">
            <text:p>{ name = 'euf_priest', x = 4110, z = 330, facing = 2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4099">
            <text:p>4099</text:p>
          </table:table-cell>
          <table:table-cell table:formula="of:=[.C18]+ROUND(RAND()*150;0)-ROUND(RAND()*150;0)" office:value-type="float" office:value="324">
            <text:p>324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4099, z = 324, facing = 2, },">
            <text:p>{ name = 'euf_priest', x = 4099, z = 324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4065">
            <text:p>4065</text:p>
          </table:table-cell>
          <table:table-cell table:formula="of:=[.C18]+ROUND(RAND()*150;0)-ROUND(RAND()*150;0)" office:value-type="float" office:value="342">
            <text:p>342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4065, z = 342, facing = 2, },">
            <text:p>{ name = 'euf_paladin', x = 4065, z = 342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4017">
            <text:p>4017</text:p>
          </table:table-cell>
          <table:table-cell table:formula="of:=[.C18]+ROUND(RAND()*150;0)-ROUND(RAND()*150;0)" office:value-type="float" office:value="333">
            <text:p>333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4017, z = 333, facing = 3, },">
            <text:p>{ name = 'euf_paladin', x = 4017, z = 333, facing = 3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4153">
            <text:p>4153</text:p>
          </table:table-cell>
          <table:table-cell table:formula="of:=[.C18]+ROUND(RAND()*150;0)-ROUND(RAND()*150;0)" office:value-type="float" office:value="335">
            <text:p>335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4153, z = 335, facing = 3, },">
            <text:p>{ name = 'euf_paladin', x = 4153, z = 335, facing = 3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4058">
            <text:p>4058</text:p>
          </table:table-cell>
          <table:table-cell table:formula="of:=[.C18]+ROUND(RAND()*150;0)-ROUND(RAND()*150;0)" office:value-type="float" office:value="554">
            <text:p>554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4058, z = 554, facing = 0, },">
            <text:p>{ name = 'euf_paladin', x = 4058, z = 554, facing = 0, },</text:p>
          </table:table-cell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1/03/2022</text:date>, <text:time>13:0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8$Win32 OpenOffice.org_project/418m3$Build-9803</meta:generator>
    <dc:date>2022-01-03T13:00:47.13</dc:date>
    <meta:editing-duration>P1DT11H12M12S</meta:editing-duration>
    <meta:editing-cycles>214</meta:editing-cycles>
    <meta:document-statistic meta:table-count="5" meta:cell-count="3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">
                <text:p>8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